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abdc8"/>
    </style:style>
    <style:style style:name="P2" style:family="paragraph" style:parent-style-name="Title">
      <style:text-properties style:font-name="Liberation Sans" fo:font-size="9pt" officeooo:paragraph-rsid="001abdc8" style:font-size-asian="9pt" style:font-size-complex="9pt"/>
    </style:style>
    <style:style style:name="P3" style:family="paragraph" style:parent-style-name="Standard">
      <style:text-properties style:font-name="Liberation Sans" fo:font-size="9pt" style:font-size-asian="9pt" style:font-size-complex="9pt"/>
    </style:style>
    <style:style style:name="P4" style:family="paragraph" style:parent-style-name="Standard">
      <style:text-properties style:font-name="Liberation Sans" fo:font-size="9pt" officeooo:rsid="0013a2d9" style:font-size-asian="9pt" style:font-size-complex="9pt"/>
    </style:style>
    <style:style style:name="P5" style:family="paragraph" style:parent-style-name="Standard">
      <style:text-properties fo:color="#4285f4" loext:opacity="100%" style:font-name="Liberation Sans" fo:font-size="9pt" officeooo:paragraph-rsid="001abdc8" style:font-size-asian="9pt" style:font-size-complex="9pt"/>
    </style:style>
    <style:style style:name="P6" style:family="paragraph" style:parent-style-name="Standard">
      <style:text-properties fo:color="#4285f4" loext:opacity="100%" style:font-name="Liberation Sans" fo:font-size="9pt" fo:font-weight="bold" style:font-size-asian="9pt" style:font-weight-asian="bold" style:font-size-complex="9pt"/>
    </style:style>
    <style:style style:name="P7" style:family="paragraph" style:parent-style-name="Title" style:master-page-name="Standard">
      <style:paragraph-properties style:page-number="1"/>
      <style:text-properties style:font-name="Liberation Sans" fo:font-size="12pt" officeooo:paragraph-rsid="001abdc8" style:font-size-asian="12pt" style:font-size-complex="12pt"/>
    </style:style>
    <style:style style:name="P8" style:family="paragraph" style:parent-style-name="Standard" style:list-style-name="L1">
      <style:text-properties officeooo:paragraph-rsid="002302eb"/>
    </style:style>
    <style:style style:name="P9" style:family="paragraph" style:parent-style-name="Standard" style:list-style-name="L1">
      <style:text-properties style:font-name="Liberation Sans" fo:font-size="9pt" officeooo:rsid="001abdc8" style:font-size-asian="9pt" style:font-size-complex="9pt"/>
    </style:style>
    <style:style style:name="P10" style:family="paragraph" style:parent-style-name="Standard" style:list-style-name="L2">
      <style:text-properties style:font-name="Liberation Sans" fo:font-size="9pt" style:font-size-asian="9pt" style:font-size-complex="9pt"/>
    </style:style>
    <style:style style:name="P11" style:family="paragraph" style:parent-style-name="Standard" style:list-style-name="L2">
      <style:text-properties style:font-name="Liberation Sans" fo:font-size="9pt" officeooo:paragraph-rsid="0015a73c" style:font-size-asian="9pt" style:font-size-complex="9pt"/>
    </style:style>
    <style:style style:name="P12" style:family="paragraph" style:parent-style-name="Standard" style:list-style-name="L3">
      <style:text-properties style:font-name="Liberation Sans" fo:font-size="9pt" officeooo:paragraph-rsid="00122699" style:font-size-asian="9pt" style:font-size-complex="9pt"/>
    </style:style>
    <style:style style:name="P13" style:family="paragraph" style:parent-style-name="Standard" style:list-style-name="L13">
      <style:text-properties style:font-name="Liberation Sans" fo:font-size="9pt" style:font-size-asian="9pt" style:font-size-complex="9pt"/>
    </style:style>
    <style:style style:name="P14" style:family="paragraph" style:parent-style-name="Standard" style:list-style-name="L14">
      <style:text-properties style:font-name="Liberation Sans" fo:font-size="9pt" style:font-size-asian="9pt" style:font-size-complex="9pt"/>
    </style:style>
    <style:style style:name="P15" style:family="paragraph" style:parent-style-name="Standard">
      <style:text-properties style:font-name="Liberation Sans" fo:font-size="9pt" style:font-size-asian="9pt" style:font-size-complex="9pt"/>
    </style:style>
    <style:style style:name="P16" style:family="paragraph" style:parent-style-name="Standard" style:list-style-name="L16">
      <style:text-properties style:font-name="Liberation Sans" fo:font-size="9pt" style:font-size-asian="9pt" style:font-size-complex="9pt"/>
    </style:style>
    <style:style style:name="P17" style:family="paragraph" style:parent-style-name="Standard">
      <style:text-properties style:font-name="Liberation Sans" fo:font-size="9pt" officeooo:paragraph-rsid="0020f23a" style:font-size-asian="9pt" style:font-size-complex="9pt"/>
    </style:style>
    <style:style style:name="P18" style:family="paragraph" style:parent-style-name="Standard" style:list-style-name="L2">
      <style:text-properties fo:color="#4285f4" loext:opacity="100%" style:font-name="Liberation Sans" fo:font-size="9pt" fo:font-weight="bold" style:font-size-asian="9pt" style:font-weight-asian="bold" style:font-size-complex="9pt"/>
    </style:style>
    <style:style style:name="P19" style:family="paragraph" style:parent-style-name="Standard" style:list-style-name="L13"/>
    <style:style style:name="P20" style:family="paragraph" style:parent-style-name="Standard" style:list-style-name="L14"/>
    <style:style style:name="P21" style:family="paragraph" style:parent-style-name="Standard" style:list-style-name="L15"/>
    <style:style style:name="P22" style:family="paragraph" style:parent-style-name="Standard">
      <style:paragraph-properties fo:margin-top="0.176cm" fo:margin-bottom="0cm" style:contextual-spacing="false" fo:line-height="150%" fo:orphans="0" fo:widows="0"/>
      <style:text-properties officeooo:paragraph-rsid="001c4604"/>
    </style:style>
    <style:style style:name="P23" style:family="paragraph" style:parent-style-name="Text_20_body" style:list-style-name="L3">
      <style:text-properties officeooo:paragraph-rsid="001d4634"/>
    </style:style>
    <style:style style:name="P24" style:family="paragraph" style:parent-style-name="Text_20_body" style:list-style-name="L4"/>
    <style:style style:name="P25" style:family="paragraph" style:parent-style-name="Text_20_body" style:list-style-name="L4">
      <style:paragraph-properties fo:margin-top="0cm" fo:margin-bottom="0cm" style:contextual-spacing="false"/>
    </style:style>
    <style:style style:name="P26" style:family="paragraph" style:parent-style-name="Text_20_body" style:list-style-name="L4">
      <style:paragraph-properties fo:margin-top="0cm" fo:margin-bottom="0cm" style:contextual-spacing="false"/>
      <style:text-properties officeooo:paragraph-rsid="002b9454"/>
    </style:style>
    <style:style style:name="P27" style:family="paragraph" style:parent-style-name="Text_20_body" style:list-style-name="L5"/>
    <style:style style:name="P28" style:family="paragraph" style:parent-style-name="Text_20_body" style:list-style-name="L5">
      <style:paragraph-properties fo:margin-top="0cm" fo:margin-bottom="0cm" style:contextual-spacing="false"/>
    </style:style>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7">
      <style:paragraph-properties fo:margin-top="0cm" fo:margin-bottom="0cm" style:contextual-spacing="false"/>
    </style:style>
    <style:style style:name="P32" style:family="paragraph" style:parent-style-name="Text_20_body" style:list-style-name="L7">
      <style:paragraph-properties fo:margin-top="0cm" fo:margin-bottom="0cm" style:contextual-spacing="false"/>
      <style:text-properties style:font-name="Liberation Sans" fo:font-size="9pt" style:font-size-asian="9pt" style:font-size-complex="9pt"/>
    </style:style>
    <style:style style:name="P33" style:family="paragraph" style:parent-style-name="Text_20_body" style:list-style-name="L9">
      <style:paragraph-properties fo:margin-top="0cm" fo:margin-bottom="0cm" style:contextual-spacing="false"/>
      <style:text-properties style:font-name="Liberation Sans" fo:font-size="9pt" officeooo:paragraph-rsid="001f8eea" style:font-size-asian="9pt" style:font-size-complex="9pt"/>
    </style:style>
    <style:style style:name="P34" style:family="paragraph" style:parent-style-name="Text_20_body" style:list-style-name="L9">
      <style:paragraph-properties fo:margin-top="0cm" fo:margin-bottom="0cm" style:contextual-spacing="false"/>
      <style:text-properties style:font-name="Liberation Sans" fo:font-size="9pt" style:font-size-asian="9pt" style:font-size-complex="9pt"/>
    </style:style>
    <style:style style:name="P35" style:family="paragraph" style:parent-style-name="Text_20_body" style:list-style-name="L10">
      <style:paragraph-properties fo:margin-top="0cm" fo:margin-bottom="0cm" style:contextual-spacing="false"/>
      <style:text-properties style:font-name="Liberation Sans" fo:font-size="9pt" style:font-size-asian="9pt" style:font-size-complex="9pt"/>
    </style:style>
    <style:style style:name="P36" style:family="paragraph" style:parent-style-name="Text_20_body" style:list-style-name="L11">
      <style:paragraph-properties fo:margin-top="0cm" fo:margin-bottom="0cm" style:contextual-spacing="false"/>
      <style:text-properties style:font-name="Liberation Sans" fo:font-size="9pt" style:font-size-asian="9pt" style:font-size-complex="9pt"/>
    </style:style>
    <style:style style:name="P37" style:family="paragraph" style:parent-style-name="Text_20_body" style:list-style-name="L11">
      <style:text-properties style:font-name="Liberation Sans" fo:font-size="9pt" style:font-size-asian="9pt" style:font-size-complex="9pt"/>
    </style:style>
    <style:style style:name="P38" style:family="paragraph" style:parent-style-name="Text_20_body">
      <style:text-properties style:font-name="Liberation Sans" fo:font-size="9pt" style:font-size-asian="9pt" style:font-size-complex="9pt"/>
    </style:style>
    <style:style style:name="P39" style:family="paragraph" style:parent-style-name="Text_20_body">
      <style:paragraph-properties fo:margin-top="0cm" fo:margin-bottom="0cm" style:contextual-spacing="false"/>
      <style:text-properties style:font-name="Liberation Sans" fo:font-size="9pt" style:font-size-asian="9pt" style:font-size-complex="9pt"/>
    </style:style>
    <style:style style:name="P40" style:family="paragraph" style:parent-style-name="Text_20_body" style:list-style-name="L8"/>
    <style:style style:name="P41" style:family="paragraph" style:parent-style-name="Text_20_body" style:list-style-name="L8">
      <style:paragraph-properties fo:margin-top="0cm" fo:margin-bottom="0cm" style:contextual-spacing="false"/>
    </style:style>
    <style:style style:name="P42" style:family="paragraph" style:parent-style-name="Text_20_body" style:list-style-name="L12"/>
    <style:style style:name="P43" style:family="paragraph" style:parent-style-name="Text_20_body" style:list-style-name="L12">
      <style:paragraph-properties fo:margin-top="0cm" fo:margin-bottom="0cm" style:contextual-spacing="false"/>
    </style:style>
    <style:style style:name="P44" style:family="paragraph" style:parent-style-name="Text_20_body">
      <style:text-properties style:use-window-font-color="true" loext:opacity="0%" style:font-name="Liberation Sans" fo:font-size="9pt" fo:font-weight="bold" officeooo:rsid="001e9dbc" officeooo:paragraph-rsid="001e9dbc" style:font-size-asian="9pt" style:font-weight-asian="bold" style:font-size-complex="9pt"/>
    </style:style>
    <style:style style:name="P45" style:family="paragraph" style:parent-style-name="Text_20_body">
      <style:text-properties officeooo:rsid="001e9dbc" officeooo:paragraph-rsid="001e9dbc"/>
    </style:style>
    <style:style style:name="P46" style:family="paragraph" style:parent-style-name="Text_20_body">
      <style:paragraph-properties fo:margin-top="0cm" fo:margin-bottom="0cm" style:contextual-spacing="false"/>
    </style:style>
    <style:style style:name="T1" style:family="text">
      <style:text-properties fo:font-weight="bold" style:font-weight-asian="bold"/>
    </style:style>
    <style:style style:name="T2" style:family="text">
      <style:text-properties fo:color="#4285f4" loext:opacity="100%" fo:font-weight="bold" officeooo:rsid="00122699" fo:background-color="#ffffff" loext:char-shading-value="0" style:font-weight-asian="bold"/>
    </style:style>
    <style:style style:name="T3" style:family="text">
      <style:text-properties fo:color="#4285f4" loext:opacity="100%" style:font-name="Liberation Sans" fo:font-size="9pt" fo:font-weight="bold" style:font-size-asian="9pt" style:font-weight-asian="bold" style:font-size-complex="9pt"/>
    </style:style>
    <style:style style:name="T4" style:family="text">
      <style:text-properties fo:color="#4285f4" loext:opacity="100%" style:font-name="Liberation Sans" fo:font-size="9pt" fo:font-weight="bold" officeooo:rsid="001abdc8" style:font-size-asian="9pt" style:font-weight-asian="bold" style:font-size-complex="9pt"/>
    </style:style>
    <style:style style:name="T5" style:family="text">
      <style:text-properties fo:color="#4285f4" loext:opacity="100%" style:font-name="Liberation Sans" fo:font-size="9pt" style:font-size-asian="9pt" style:font-size-complex="9pt"/>
    </style:style>
    <style:style style:name="T6" style:family="text">
      <style:text-properties fo:color="#4285f4" loext:opacity="100%" style:font-name="Liberation Sans" fo:font-size="9pt" fo:font-weight="normal" officeooo:rsid="001abdc8" style:font-size-asian="9pt" style:font-weight-asian="normal" style:font-size-complex="9pt" style:font-weight-complex="normal"/>
    </style:style>
    <style:style style:name="T7" style:family="text">
      <style:text-properties fo:color="#4285f4" loext:opacity="100%" style:font-name="Liberation Sans" fo:font-size="9pt" fo:font-weight="normal" officeooo:rsid="001abdc8" fo:background-color="transparent" loext:char-shading-value="0" style:font-size-asian="9pt" style:font-weight-asian="normal" style:font-size-complex="9pt" style:font-weight-complex="normal"/>
    </style:style>
    <style:style style:name="T8" style:family="text">
      <style:text-properties fo:color="#4285f4" loext:opacity="100%" style:font-name="Liberation Sans" fo:font-size="9pt" fo:font-weight="normal" officeooo:rsid="001abdc8" fo:background-color="transparent" loext:char-shading-value="0" style:font-size-asian="9pt" style:font-weight-asian="normal" style:font-size-complex="9pt" style:font-weight-complex="normal"/>
    </style:style>
    <style:style style:name="T9" style:family="text">
      <style:text-properties style:font-name="Liberation Sans" fo:font-size="9pt" style:font-size-asian="9pt" style:font-size-complex="9pt"/>
    </style:style>
    <style:style style:name="T10" style:family="text">
      <style:text-properties style:font-name="Liberation Sans" fo:font-size="9pt" officeooo:rsid="00122699" style:font-size-asian="9pt" style:font-size-complex="9pt"/>
    </style:style>
    <style:style style:name="T11" style:family="text">
      <style:text-properties style:font-name="Liberation Sans" fo:font-size="9pt" officeooo:rsid="0013a2d9" style:font-size-asian="9pt" style:font-size-complex="9pt"/>
    </style:style>
    <style:style style:name="T12" style:family="text">
      <style:text-properties style:font-name="Liberation Sans" fo:font-size="9pt" officeooo:rsid="001abdc8" style:font-size-asian="9pt" style:font-size-complex="9pt"/>
    </style:style>
    <style:style style:name="T13" style:family="text">
      <style:text-properties style:font-name="Liberation Sans" fo:font-size="9pt" officeooo:rsid="001e356d" style:font-size-asian="9pt" style:font-size-complex="9pt"/>
    </style:style>
    <style:style style:name="T14" style:family="text">
      <style:text-properties style:font-name="Liberation Sans" fo:font-size="9pt" officeooo:rsid="0020f23a" style:font-size-asian="9pt" style:font-size-complex="9pt"/>
    </style:style>
    <style:style style:name="T15" style:family="text">
      <style:text-properties style:font-name="Liberation Sans" fo:font-size="9pt" officeooo:rsid="00297576" style:font-size-asian="9pt" style:font-size-complex="9pt"/>
    </style:style>
    <style:style style:name="T16" style:family="text">
      <style:text-properties officeooo:rsid="0020f23a"/>
    </style:style>
    <style:style style:name="T17" style:family="text">
      <style:text-properties fo:font-weight="normal" officeooo:rsid="0020f23a" style:font-weight-asian="normal" style:font-weight-complex="normal"/>
    </style:style>
    <style:style style:name="T18" style:family="text">
      <style:text-properties style:use-window-font-color="true" loext:opacity="0%" style:font-name="Liberation Sans" fo:font-size="9pt" fo:font-weight="normal" officeooo:rsid="001abdc8" fo:background-color="transparent" loext:char-shading-value="0" style:font-size-asian="9pt" style:font-weight-asian="normal" style:font-size-complex="9pt"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 text:name="_pkgbtz7b6bsp"/><text:span text:style-name="T1">Stakeholder Requirements Document: </text:span><text:span text:style-name="T2">Cyclistic</text:span></text:p>
      <text:p text:style-name="P2"><text:s text:c="88"/></text:p>
      <text:p text:style-name="P1"><text:span text:style-name="T3">BI Professional:</text:span><text:span text:style-name="T5"> </text:span></text:p>
      <text:p text:style-name="P5"/>
      <text:list xml:id="list2407150229" text:style-name="L1">
        <text:list-item>
          <text:p text:style-name="P8"><text:span text:style-name="T9">A</text:span><text:span text:style-name="T15">lberto </text:span><text:span text:style-name="T13">J</text:span><text:span text:style-name="T15">iménez</text:span><text:span text:style-name="T9">, </text:span><text:span text:style-name="T12">BI Analyst: </text:span></text:p>
        </text:list-item>
        <text:list-item>
          <text:p text:style-name="P9">Adhira Patel, Estratega de API</text:p>
        </text:list-item>
        <text:list-item>
          <text:p text:style-name="P9">Megan Pirato, Especialista en Almacenamiento de datos</text:p>
        </text:list-item>
        <text:list-item>
          <text:p text:style-name="P9">Rick Andersson, Director, Gobierno de datos </text:p>
        </text:list-item>
        <text:list-item>
          <text:p text:style-name="P9">Tessa Blackwell, Analista de datos</text:p>
        </text:list-item>
        <text:list-item>
          <text:p text:style-name="P9">Brianne Sand, Directora de TI</text:p>
        </text:list-item>
        <text:list-item>
          <text:p text:style-name="P9">Shareefah Hakimi, Gerente de proyectos</text:p>
        </text:list-item>
      </text:list>
      <text:p text:style-name="P3"/>
      <text:p text:style-name="Standard"><text:span text:style-name="T3">Client/Sponsor:</text:span><text:span text:style-name="T9"> </text:span><text:span text:style-name="T10">Cyclistic </text:span><text:span text:style-name="T11">&amp; New York City</text:span></text:p>
      <text:p text:style-name="P4"/>
      <text:p text:style-name="Standard"><text:span text:style-name="T3">Business problem: <text:s/></text:span><text:span text:style-name="T18">The main objective is to identify customer demand in different seasons.</text:span></text:p>
      <text:p text:style-name="P6"/>
      <text:p text:style-name="Standard"><text:span text:style-name="T3">Stakeholders:</text:span><text:span text:style-name="T5"> </text:span></text:p>
      <text:list xml:id="list2613372614" text:style-name="L2">
        <text:list-item>
          <text:p text:style-name="P10">Sara Romero, VP, Marketing.</text:p>
        </text:list-item>
        <text:list-item>
          <text:p text:style-name="P10">Ernest Cox, Vice President of Product Development.</text:p>
        </text:list-item>
        <text:list-item>
          <text:p text:style-name="P10">Jamal Harris, Director, Customer data.</text:p>
        </text:list-item>
        <text:list-item>
          <text:p text:style-name="P11">Nina Locklear, Purchasing Director.</text:p>
          <text:p text:style-name="P18"/>
        </text:list-item>
      </text:list>
      <text:p text:style-name="P6"><text:bookmark text:name="_60ywe9qv0mz8"/>Stakeholder usage details:</text:p>
      <text:list xml:id="list1603681841" text:style-name="L3">
        <text:list-header>
          <text:p text:style-name="P12"/>
        </text:list-header>
        <text:list-item>
          <text:p text:style-name="P23"><text:span text:style-name="Strong_20_Emphasis"><text:span text:style-name="T9">Sara Romero, VP de Marketing:</text:span></text:span><text:span text:style-name="T9"> You need to understand user behavior to design more effective marketing campaigns. You could analyze frequency of use by area, peak times, types of trips (short, long) and points of interest near stations.</text:span></text:p>
        </text:list-item>
        <text:list-item>
          <text:p text:style-name="P23"><text:span text:style-name="Strong_20_Emphasis"><text:span text:style-name="T9">Ernest Cox, Vicepresidente de Desarrollo de Productos:</text:span></text:span><text:span text:style-name="T9"> You should identify opportunities to improve service. You could look at stations with the highest demand, the most used bikes, recurring problems (damaged bikes, full stations), and usage patterns during special events.</text:span></text:p>
        </text:list-item>
        <text:list-item>
          <text:p text:style-name="P23"><text:span text:style-name="Strong_20_Emphasis"><text:span text:style-name="T9">Jamal Harris, Director de Datos de Clientes:</text:span></text:span><text:span text:style-name="T9"> Your goal is to get to know your customers better. You could segment users by type (single vs. subscriber), frequency of use, areas of residence, and travel patterns.</text:span></text:p>
        </text:list-item>
        <text:list-item>
          <text:p text:style-name="P23"><text:span text:style-name="Strong_20_Emphasis"><text:span text:style-name="T9">Nina Locklear, Directora de Compras:</text:span></text:span><text:span text:style-name="T9"> You need to optimize fleet management. You could analyze the utilization rate of bikes, identify bikes that require maintenance, and optimize the distribution of bikes between stations.</text:span></text:p>
        </text:list-item>
      </text:list>
      <text:p text:style-name="P22"><text:span text:style-name="T3"/></text:p>
      <text:p text:style-name="P22"><text:span text:style-name="T3">Primary requirements:</text:span><text:span text:style-name="T5"> </text:span></text:p>
      <text:p text:style-name="P22"><text:span text:style-name="T5"/></text:p>
      <text:list xml:id="list2195980766" text:style-name="L16">
        <text:list-item>
          <text:p text:style-name="P16">A table or map visualization exploring starting and ending station locations, aggregated by location. </text:p>
          <text:p text:style-name="P16"/>
        </text:list-item>
        <text:list-item>
          <text:p text:style-name="P16">A visualization showing which destination (ending) locations are popular based on the total trip minutes. </text:p>
          <text:p text:style-name="P16"/>
        </text:list-item>
        <text:list-item>
          <text:p text:style-name="P16">A visualization that focuses on trends from the summer of 2015. </text:p>
          <text:p text:style-name="P16"/>
        </text:list-item>
        <text:list-item>
          <text:p text:style-name="P16">A visualization showing the percent growth in the number of trips year over year. </text:p>
          <text:p text:style-name="P16"/>
        </text:list-item>
        <text:list-item>
          <text:p text:style-name="P16">Gather insights about congestion at stations. </text:p>
          <text:p text:style-name="P16"/>
        </text:list-item>
        <text:list-item>
          <text:p text:style-name="P16">Gather insights about the number of trips across all starting and ending locations. </text:p>
          <text:p text:style-name="P16"/>
        </text:list-item>
        <text:list-item>
          <text:p text:style-name="P16">Gather insights about peak usage by time of day, season, and the impact of weather. </text:p>
        </text:list-item>
      </text:list>
      <text:p text:style-name="P3"/>
      <text:p text:style-name="P3"/>
      <text:p text:style-name="P3"/>
      <text:p text:style-name="P3"/>
      <text:p text:style-name="P3"/>
      <text:p text:style-name="P3"/>
      <text:p text:style-name="P3"/>
      <text:p text:style-name="P3"/>
      <text:p text:style-name="P3"/>
      <text:p text:style-name="P3"/>
      <text:h text:style-name="Heading_20_3" text:outline-level="3"><text:soft-page-break/><text:span text:style-name="Strong_20_Emphasis"><text:span text:style-name="T9">Essential Requirements (High Priority):</text:span></text:span></text:h>
      <text:list xml:id="list3977055548" text:style-name="L4">
        <text:list-item>
          <text:p text:style-name="P26"><text:span text:style-name="Strong_20_Emphasis"><text:span text:style-name="T9">Data Integration:</text:span></text:span><text:span text:style-name="T9"> It is essential to be able to connect to BigQuery and other data sources for complete and up-to-date analysis.</text:span></text:p>
        </text:list-item>
        <text:list-item>
          <text:p text:style-name="P26"><text:span text:style-name="Strong_20_Emphasis"><text:span text:style-name="T9">Data quality:</text:span></text:span><text:span text:style-name="T9"> Datos limpios y transformados son la base de cualquier análisis. Sin datos de calidad, las visualizaciones y los insights serán erróneos.</text:span></text:p>
        </text:list-item>
        <text:list-item>
          <text:p text:style-name="P25"><text:span text:style-name="Strong_20_Emphasis"><text:span text:style-name="T9">Escalabilidad:</text:span></text:span><text:span text:style-name="T9"> Dado el volumen de datos que se espera manejar, la escalabilidad es esencial para garantizar un rendimiento óptimo.</text:span></text:p>
        </text:list-item>
        <text:list-item>
          <text:p text:style-name="P24"><text:span text:style-name="Strong_20_Emphasis"><text:span text:style-name="T9">Seguridad:</text:span></text:span><text:span text:style-name="T9"> La protección de los datos es una prioridad máxima para garantizar la confidencialidad y la integridad de la información.</text:span></text:p>
        </text:list-item>
      </text:list>
      <text:h text:style-name="Heading_20_3" text:outline-level="3"><text:span text:style-name="Strong_20_Emphasis"><text:span text:style-name="T9">Requisitos Deseables (Media Prioridad):</text:span></text:span></text:h>
      <text:list xml:id="list4114911656" text:style-name="L5">
        <text:list-item>
          <text:p text:style-name="P28"><text:span text:style-name="Strong_20_Emphasis"><text:span text:style-name="T9">Facilidad de uso:</text:span></text:span><text:span text:style-name="T9"> Una interfaz intuitiva facilita la adopción de la herramienta y aumenta la productividad de los usuarios.</text:span></text:p>
        </text:list-item>
        <text:list-item>
          <text:p text:style-name="P28"><text:span text:style-name="Strong_20_Emphasis"><text:span text:style-name="T9">Visualizaciones Geográficas Detalladas:</text:span></text:span><text:span text:style-name="T9"> Dada la naturaleza geográfica de los datos, esta característica es muy valiosa para entender los patrones de uso de las bicicletas.</text:span></text:p>
        </text:list-item>
        <text:list-item>
          <text:p text:style-name="P28"><text:span text:style-name="Strong_20_Emphasis"><text:span text:style-name="T9">Análisis Temporal:</text:span></text:span><text:span text:style-name="T9"> La capacidad de analizar series temporales permite identificar tendencias y patrones a lo largo del tiempo.</text:span></text:p>
        </text:list-item>
        <text:list-item>
          <text:p text:style-name="P28"><text:span text:style-name="Strong_20_Emphasis"><text:span text:style-name="T9">Personalización de Dashboards:</text:span></text:span><text:span text:style-name="T9"> Permite adaptar la herramienta a las necesidades específicas de cada stakeholder.</text:span></text:p>
        </text:list-item>
        <text:list-item>
          <text:p text:style-name="P27"><text:span text:style-name="Strong_20_Emphasis"><text:span text:style-name="T9">Colaboración y Compartir:</text:span></text:span><text:span text:style-name="T9"> Facilita el trabajo en equipo y la difusión de los resultados.</text:span></text:p>
        </text:list-item>
      </text:list>
      <text:h text:style-name="Heading_20_3" text:outline-level="3"><text:span text:style-name="Strong_20_Emphasis"><text:span text:style-name="T9">Requisitos a Largo Plazo (Baja Prioridad):</text:span></text:span></text:h>
      <text:list xml:id="list3178151128" text:style-name="L6">
        <text:list-item>
          <text:p text:style-name="P29"><text:span text:style-name="Strong_20_Emphasis"><text:span text:style-name="T9">Inteligencia Artificial y Machine Learning:</text:span></text:span><text:span text:style-name="T9"> Aunque es una característica interesante, puede implementarse en fases posteriores del proyecto, una vez que se haya consolidado la base de la herramienta.</text:span></text:p>
        </text:list-item>
      </text:list>
      <text:p text:style-name="Text_20_body"><text:span text:style-name="Strong_20_Emphasis"><text:span text:style-name="T9">Justificación de la Priorización:</text:span></text:span></text:p>
      <text:list xml:id="list976924285" text:style-name="L7">
        <text:list-item>
          <text:p text:style-name="P31"><text:span text:style-name="T9">Los requisitos de </text:span><text:span text:style-name="Strong_20_Emphasis"><text:span text:style-name="T9">integración de datos, calidad de datos, escalabilidad y seguridad</text:span></text:span><text:span text:style-name="T9"> son fundamentales para construir una base sólida sobre la cual se desarrollarán las demás funcionalidades.</text:span></text:p>
          <text:p text:style-name="P32"/>
        </text:list-item>
        <text:list-item>
          <text:p text:style-name="P31"><text:span text:style-name="T9">Los requisitos de </text:span><text:span text:style-name="Strong_20_Emphasis"><text:span text:style-name="T9">facilidad de uso, visualizaciones geográficas detalladas y análisis temporal</text:span></text:span><text:span text:style-name="T9"> son esenciales para obtener valor de los datos y responder a las preguntas de negocio más importantes.</text:span></text:p>
          <text:p text:style-name="P32"/>
        </text:list-item>
        <text:list-item>
          <text:p text:style-name="P30"><text:span text:style-name="T9">La </text:span><text:span text:style-name="Strong_20_Emphasis"><text:span text:style-name="T9">personalización de dashboards, la colaboración y la IA/ML</text:span></text:span><text:span text:style-name="T9"> son características deseables que pueden mejorar la experiencia del usuario y proporcionar insights más profundos, pero pueden implementarse en fases posteriores si es necesario.</text:span></text:p>
        </text:list-item>
      </text:list>
      <text:p text:style-name="Text_20_body"><text:span text:style-name="Strong_20_Emphasis"><text:span text:style-name="T9">Factores a Considerar al Priorizar:</text:span></text:span></text:p>
      <text:list xml:id="list727514073" text:style-name="L8">
        <text:list-item>
          <text:p text:style-name="P41"><text:span text:style-name="Strong_20_Emphasis"><text:span text:style-name="T9">Urgencia:</text:span></text:span><text:span text:style-name="T9"> ¿Qué requisitos deben cumplirse primero para obtener resultados rápidos?</text:span></text:p>
        </text:list-item>
        <text:list-item>
          <text:p text:style-name="P41"><text:span text:style-name="Strong_20_Emphasis"><text:span text:style-name="T9">Impacto:</text:span></text:span><text:span text:style-name="T9"> ¿Qué requisitos tendrán el mayor impacto en el negocio?</text:span></text:p>
        </text:list-item>
        <text:list-item>
          <text:p text:style-name="P41"><text:span text:style-name="Strong_20_Emphasis"><text:span text:style-name="T9">Costo:</text:span></text:span><text:span text:style-name="T9"> ¿Cuáles son los costos asociados a cada requisito?</text:span></text:p>
        </text:list-item>
        <text:list-item>
          <text:p text:style-name="P40"><text:span text:style-name="Strong_20_Emphasis"><text:span text:style-name="T9">Complejidad:</text:span></text:span><text:span text:style-name="T9"> ¿Qué tan difícil es implementar cada requisito?</text:span></text:p>
        </text:list-item>
      </text:list>
      <text:p text:style-name="P38"/>
      <text:p text:style-name="P44">Métricas </text:p>
      <text:p text:style-name="P45"><text:span text:style-name="Strong_20_Emphasis"><text:span text:style-name="T9">Calidad de los datos:</text:span></text:span></text:p>
      <text:list xml:id="list1401910753" text:style-name="L9">
        <text:list-item>
          <text:p text:style-name="P33">Porcentaje de datos faltantes</text:p>
        </text:list-item>
        <text:list-item>
          <text:p text:style-name="P34">Consistencia de los datos</text:p>
        </text:list-item>
        <text:list-item>
          <text:p text:style-name="P34">Precisión de los datos</text:p>
        </text:list-item>
        <text:list-item>
          <text:p text:style-name="P34">Actualidad de los datos</text:p>
        </text:list-item>
      </text:list>
      <text:p text:style-name="P39"/>
      <text:p text:style-name="P46"><text:span text:style-name="Strong_20_Emphasis"><text:span text:style-name="T9">Uso de los datos:</text:span></text:span></text:p>
      <text:list xml:id="list776920766" text:style-name="L10">
        <text:list-item>
          <text:p text:style-name="P35">Número de consultas realizadas</text:p>
        </text:list-item>
        <text:list-item>
          <text:p text:style-name="P35">Tamaño de los conjuntos de datos utilizados</text:p>
        </text:list-item>
        <text:list-item>
          <text:p text:style-name="P35">Frecuencia de actualización de los datos</text:p>
        </text:list-item>
      </text:list>
      <text:p text:style-name="P39"/>
      <text:p text:style-name="P46"><text:span text:style-name="Strong_20_Emphasis"><text:span text:style-name="T9"/></text:span></text:p>
      <text:p text:style-name="P46"><text:span text:style-name="Strong_20_Emphasis"><text:span text:style-name="T9"/></text:span></text:p>
      <text:p text:style-name="P46"><text:soft-page-break/><text:span text:style-name="Strong_20_Emphasis"><text:span text:style-name="T9">Impacto de los datos:</text:span></text:span></text:p>
      <text:list xml:id="list3581867157" text:style-name="L11">
        <text:list-item>
          <text:p text:style-name="P36">Número de decisiones basadas en los datos</text:p>
        </text:list-item>
        <text:list-item>
          <text:p text:style-name="P36">Ahorro de costos gracias a los datos</text:p>
        </text:list-item>
        <text:list-item>
          <text:p text:style-name="P37">Mejora en la eficiencia operativa</text:p>
        </text:list-item>
      </text:list>
      <text:p text:style-name="Text_20_body"><text:span text:style-name="Strong_20_Emphasis"><text:span text:style-name="T9"/></text:span></text:p>
      <text:p text:style-name="Text_20_body"><text:span text:style-name="Strong_20_Emphasis"><text:span text:style-name="T14">M</text:span></text:span><text:span text:style-name="Strong_20_Emphasis"><text:span text:style-name="T9">étricas para el requisito "Visualizaciones Geográficas Detalladas":</text:span></text:span></text:p>
      <text:list xml:id="list3581728137" text:style-name="L12">
        <text:list-item>
          <text:p text:style-name="P43"><text:span text:style-name="Strong_20_Emphasis"><text:span text:style-name="T9">Número de mapas creados por usuario por mes:</text:span></text:span><text:span text:style-name="T9"> Indica la frecuencia de uso de la funcionalidad de mapas.</text:span></text:p>
        </text:list-item>
        <text:list-item>
          <text:p text:style-name="P43"><text:span text:style-name="Strong_20_Emphasis"><text:span text:style-name="T9">Tiempo promedio para crear un mapa:</text:span></text:span><text:span text:style-name="T9"> Mide la facilidad de uso y la eficiencia de la herramienta.</text:span></text:p>
        </text:list-item>
        <text:list-item>
          <text:p text:style-name="P43"><text:span text:style-name="Strong_20_Emphasis"><text:span text:style-name="T9">Número de capas utilizadas por mapa:</text:span></text:span><text:span text:style-name="T9"> Indica la complejidad de las visualizaciones.</text:span></text:p>
        </text:list-item>
        <text:list-item>
          <text:p text:style-name="P42"><text:span text:style-name="Strong_20_Emphasis"><text:span text:style-name="T9">Precisión de las ubicaciones geográficas:</text:span></text:span><text:span text:style-name="T9"> Mide la calidad de los datos geográficos.</text:span></text:p>
        </text:list-item>
      </text:list>
      <text:p text:style-name="P17">Seguimiento <text:span text:style-name="T16">para </text:span><text:span text:style-name="Strong_20_Emphasis"><text:span text:style-name="T17">el requisito </text:span></text:span><text:span text:style-name="Strong_20_Emphasis"><text:span text:style-name="T16">"Visualizaciones Geográficas Detalladas":</text:span></text:span></text:p>
      <text:p text:style-name="P3"/>
      <text:p text:style-name="Standard"><text:span text:style-name="T9">1. </text:span><text:span text:style-name="Strong_20_Emphasis"><text:span text:style-name="T9">Herramientas de Análisis Web:</text:span></text:span></text:p>
      <text:list xml:id="list1016422852" text:style-name="L13">
        <text:list-item>
          <text:p text:style-name="P19"><text:span text:style-name="Strong_20_Emphasis"><text:span text:style-name="T9">Google Analytics:</text:span></text:span><text:span text:style-name="T9"> Si tu herramienta de BI tiene un componente web, puedes utilizar Google Analytics para rastrear el comportamiento de los usuarios. Esto te permitirá ver qué páginas visitan, cuánto tiempo pasan en cada página y qué acciones realizan.</text:span></text:p>
          <text:p text:style-name="P13"/>
        </text:list-item>
      </text:list>
      <text:p text:style-name="Standard"><text:span text:style-name="T9">2. </text:span><text:span text:style-name="Strong_20_Emphasis"><text:span text:style-name="T9">Logs del Servidor:</text:span></text:span></text:p>
      <text:list xml:id="list2314044652" text:style-name="L14">
        <text:list-item>
          <text:p text:style-name="P20"><text:span text:style-name="Strong_20_Emphasis"><text:span text:style-name="T9">Análisis de los logs:</text:span></text:span><text:span text:style-name="T9"> Revisa los logs del servidor de tu herramienta de BI para identificar patrones de uso. Puedes analizar la frecuencia de las consultas, los tipos de visualizaciones creadas y los errores más comunes.</text:span></text:p>
          <text:p text:style-name="P14"/>
        </text:list-item>
      </text:list>
      <text:p text:style-name="Standard"><text:span text:style-name="T9">3. </text:span><text:span text:style-name="Strong_20_Emphasis"><text:span text:style-name="T9">Encuestas y Feedback:</text:span></text:span></text:p>
      <text:list xml:id="list300744882" text:style-name="L15">
        <text:list-item>
          <text:p text:style-name="P21"><text:span text:style-name="Strong_20_Emphasis"><text:span text:style-name="T9">Encuestas periódicas:</text:span></text:span><text:span text:style-name="T9"> Realiza encuestas anónimas a los usuarios para conocer su opinión sobre la herramienta, las dificultades que encuentran y el tiempo que dedican a crear visualizacione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Strong_20_Emphasis" style:display-name="Strong Emphasis" style:family="text">
      <style:text-properties fo:font-weight="bold" style:font-weight-asian="bold" style:font-weight-complex="bold"/>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5T09:43:22.170344960</meta:creation-date>
    <dc:date>2024-09-27T09:57:14.209549965</dc:date>
    <meta:editing-duration>PT8H7M</meta:editing-duration>
    <meta:editing-cycles>15</meta:editing-cycles>
    <meta:generator>LibreOffice/7.3.7.2$Linux_X86_64 LibreOffice_project/30$Build-2</meta:generator>
    <meta:document-statistic meta:table-count="0" meta:image-count="0" meta:object-count="0" meta:page-count="3" meta:paragraph-count="90" meta:word-count="990" meta:character-count="6393" meta:non-whitespace-character-count="5446"/>
  </office:meta>
</office:document-meta>
</file>